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c0c3"/>
    </style:style>
    <style:style style:name="P2" style:family="paragraph" style:parent-style-name="Heading_20_1">
      <style:text-properties officeooo:paragraph-rsid="000ec0c3"/>
    </style:style>
    <style:style style:name="P3" style:family="paragraph" style:parent-style-name="Standard">
      <style:text-properties fo:font-weight="bold" officeooo:paragraph-rsid="000ec0c3" style:font-weight-asian="bold" style:font-weight-complex="bold"/>
    </style:style>
    <style:style style:name="P4" style:family="paragraph" style:parent-style-name="Text_20_body" style:list-style-name="L1">
      <style:text-properties officeooo:paragraph-rsid="000ec0c3"/>
    </style:style>
    <style:style style:name="P5" style:family="paragraph" style:parent-style-name="Text_20_body" style:list-style-name="L2">
      <style:text-properties officeooo:paragraph-rsid="000ec0c3"/>
    </style:style>
    <style:style style:name="T1" style:family="text">
      <style:text-properties officeooo:rsid="000d0fcd"/>
    </style:style>
    <style:style style:name="T2" style:family="text">
      <style:text-properties style:text-underline-style="none" officeooo:rsid="000d0fcd"/>
    </style:style>
    <style:style style:name="T3" style:family="text">
      <style:text-properties officeooo:rsid="000ec0c3"/>
    </style:style>
    <style:style style:name="T4" style:family="text">
      <style:text-properties officeooo:rsid="00133949"/>
    </style:style>
    <style:style style:name="T5" style:family="text">
      <style:text-properties officeooo:rsid="00140e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Text_20_body"/>
      <text:p text:style-name="Standard">Nama : Ari Ali Nugroho</text:p>
      <text:p text:style-name="Standard">Kelas : 11 IPA 3</text:p>
      <text:p text:style-name="Standard"/>
      <text:p text:style-name="Standard">Waktu : <text:span text:style-name="T4">2</text:span> <text:span text:style-name="T2">Mei</text:span> 2020 (video durasi: <text:span text:style-name="T4">1 jam 30 menit</text:span>)</text:p>
      <text:p text:style-name="Standard">Sumber : Internet (youtube.com)</text:p>
      <text:p text:style-name="Standard">Penceramah : Ustadz Abdul Somad</text:p>
      <text:p text:style-name="Standard"/>
      <text:p text:style-name="P3">Materi : Qira'ah Kitab Arrisalah Al-Qushairiyyah <text:span text:style-name="T5">(tentang Firasat)</text:span></text:p>
      <text:h text:style-name="P2" text:outline-level="1">Rangkuman:</text:h>
      <text:p text:style-name="P1"/>
      <text:list xml:id="list3745909404" text:style-name="L1">
        <text:list-item>
          <text:p text:style-name="P4">Waktu singkat menjelang fajar (15-30 menit) adalah sahar.</text:p>
        </text:list-item>
        <text:list-item>
          <text:p text:style-name="P4">Aktivitas yang dilakukan pada waktu sahar disebut sahur (makan sahur, makan yang dilaksanakan pada waktu sahar).</text:p>
        </text:list-item>
        <text:list-item>
          <text:p text:style-name="P4">Nabi shallallahu 'alaihi wa sallam bersabda "Makan sahurlah kalian karena dalam makan sahur terdapat keberkahan"</text:p>
        </text:list-item>
        <text:list-item>
          <text:p text:style-name="P4">keberkahan adalah bertambahnya nilai suatu kebaikan.</text:p>
        </text:list-item>
        <text:list-item>
          <text:p text:style-name="P4">Berkah makan sahur:</text:p>
        </text:list-item>
      </text:list>
      <text:list xml:id="list2731104591" text:style-name="L2">
        <text:list-item>
          <text:p text:style-name="P5">Fisik (Durasi menahan lapar ketika makan sahur lebih singkat)</text:p>
        </text:list-item>
        <text:list-item>
          <text:p text:style-name="P5">Waktu yang mustajab untuk dikabulkan do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08:48:02.731321595</meta:creation-date>
    <dc:date>2020-05-02T07:15:58.553425366</dc:date>
    <meta:editing-duration>PT4M35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15" meta:word-count="110" meta:character-count="697" meta:non-whitespace-character-count="609"/>
  </office:meta>
</office:document-meta>
</file>